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6900000021BF6E0C3D.png" manifest:media-type=""/>
  <manifest:file-entry manifest:full-path="Pictures/1000000000000374000000213F0BB9E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solving Binary Conflict</text:p>
          </draw:text-box>
        </draw:frame>
        <draw:frame presentation:style-name="pr2" draw:layer="layout" svg:width="25.199cm" svg:height="12.18cm" svg:x="1.4cm" svg:y="4.914cm" presentation:class="subtitle">
          <draw:text-box>
            <text:p>The easiest way to resolving conflict in (especially in binary files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flic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nflict happens when you try to push your changes, but other person already makes changes to that.</text:p>
              </text:list-item>
              <text:list-item>
                <text:p>In binary files conflict, the file ussually becomes corrup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e your files</text:p>
          </draw:text-box>
        </draw:frame>
        <draw:frame presentation:style-name="pr4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To see your file, you need to type this on git bash.<text:line-break/>git checkout --ours -- [path conflicted files]<text:line-break/><text:line-break/></text:p>
              </text:list-item>
              <text:list-item>
                <text:p>Then, the file in the path will be replaced by your last commit.</text:p>
              </text:list-item>
              <text:list-item>
                <text:p>Then back up this file to another file for comparison.</text:p>
              </text:list-item>
            </text:list>
          </draw:text-box>
        </draw:frame>
        <draw:frame draw:style-name="gr2" draw:text-style-name="P1" draw:layer="layout" svg:width="23.389cm" svg:height="0.873cm" svg:x="2.111cm" svg:y="10.627cm">
          <draw:image xlink:href="Pictures/1000000000000374000000213F0BB9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e the remote fil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o see remote file, you need to type this on git bash.<text:line-break/>git checkout --ours -- [path conflicted files]<text:line-break/></text:p>
              </text:list-item>
              <text:list-item>
                <text:p>Then, the file in the path will be replaced by the file you're conflicted with.</text:p>
              </text:list-item>
              <text:list-item>
                <text:p>Back up this file to another location<text:line-break/></text:p>
              </text:list-item>
            </text:list>
          </draw:text-box>
        </draw:frame>
        <draw:frame draw:style-name="gr2" draw:text-style-name="P1" draw:layer="layout" svg:width="23.098cm" svg:height="0.873cm" svg:x="2.402cm" svg:y="9.127cm">
          <draw:image xlink:href="Pictures/100000000000036900000021BF6E0C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are and Merge Manuall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o the comparison manually. See the changes between your file and remotes. Merge the files. Then place it to the path befo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olving The Conflic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hen we found conflict, the status of the git is MERGING. You cannot push and pull at this state. After you merge the file. You need to re-add it to index, then commit it. From then the file is marked as resolv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anguage="zxx" fo:country="none" fo:font-style="normal" fo:text-shadow="none" style:text-underline-style="none" fo:font-weight="normal" style:letter-kerning="true" style:font-name-asian="Andale Sans UI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1.2$Windows_x86 LibreOffice_project/7e4286b58adc75a14f6d83f53a03b6c11fa2903</meta:generator>
    <dc:date>2013-09-25T11:01:05.578000000</dc:date>
    <meta:document-statistic meta:object-count="47"/>
  </office:meta>
</office:document-meta>
</file>